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0.804cm"/>
    </style:style>
    <style:style style:name="co4" style:family="table-column">
      <style:table-column-properties fo:break-before="auto" style:column-width="0.443cm"/>
    </style:style>
    <style:style style:name="co5" style:family="table-column">
      <style:table-column-properties fo:break-before="auto" style:column-width="0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0066cc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9966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/>
          <table:table-cell office:value-type="string">
            <text:p>Drzave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15</text:p>
          </table:table-cell>
          <table:table-cell office:value-type="string">
            <text:p>X16</text:p>
          </table:table-cell>
          <table:table-cell office:value-type="string">
            <text:p>X17</text:p>
          </table:table-cell>
          <table:table-cell office:value-type="string">
            <text:p>X18</text:p>
          </table:table-cell>
          <table:table-cell office:value-type="string">
            <text:p>X19</text:p>
          </table:table-cell>
          <table:table-cell office:value-type="string">
            <text:p>X20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  <table:table-cell office:value-type="string">
            <text:p>X26</text:p>
          </table:table-cell>
          <table:table-cell office:value-type="string">
            <text:p>X27</text:p>
          </table:table-cell>
          <table:table-cell office:value-type="string">
            <text:p>X28</text:p>
          </table:table-cell>
          <table:table-cell office:value-type="string">
            <text:p>X29</text:p>
          </table:table-cell>
          <table:table-cell office:value-type="string">
            <text:p>X30</text:p>
          </table:table-cell>
          <table:table-cell office:value-type="string">
            <text:p>X31</text:p>
          </table:table-cell>
          <table:table-cell office:value-type="string">
            <text:p>X32</text:p>
          </table:table-cell>
          <table:table-cell office:value-type="string">
            <text:p>X33</text:p>
          </table:table-cell>
          <table:table-cell office:value-type="string">
            <text:p>X34</text:p>
          </table:table-cell>
          <table:table-cell office:value-type="string">
            <text:p>X35</text:p>
          </table:table-cell>
          <table:table-cell office:value-type="string">
            <text:p>X36</text:p>
          </table:table-cell>
          <table:table-cell office:value-type="string">
            <text:p>X37</text:p>
          </table:table-cell>
          <table:table-cell office:value-type="string">
            <text:p>X38</text:p>
          </table:table-cell>
          <table:table-cell office:value-type="string">
            <text:p>X39</text:p>
          </table:table-cell>
          <table:table-cell office:value-type="string">
            <text:p>X40</text:p>
          </table:table-cell>
          <table:table-cell office:value-type="string">
            <text:p>X41</text:p>
          </table:table-cell>
          <table:table-cell office:value-type="string">
            <text:p>X42</text:p>
          </table:table-cell>
          <table:table-cell office:value-type="string">
            <text:p>X43</text:p>
          </table:table-cell>
          <table:table-cell office:value-type="string">
            <text:p>X44</text:p>
          </table:table-cell>
          <table:table-cell office:value-type="string">
            <text:p>X45</text:p>
          </table:table-cell>
          <table:table-cell office:value-type="string">
            <text:p>X46</text:p>
          </table:table-cell>
          <table:table-cell office:value-type="string">
            <text:p>X47</text:p>
          </table:table-cell>
          <table:table-cell office:value-type="string">
            <text:p>X48</text:p>
          </table:table-cell>
          <table:table-cell office:value-type="string">
            <text:p>X49</text:p>
          </table:table-cell>
          <table:table-cell office:value-type="string">
            <text:p>X50</text:p>
          </table:table-cell>
          <table:table-cell office:value-type="string">
            <text:p>X51</text:p>
          </table:table-cell>
          <table:table-cell office:value-type="string">
            <text:p>X52</text:p>
          </table:table-cell>
          <table:table-cell office:value-type="string">
            <text:p>X53</text:p>
          </table:table-cell>
          <table:table-cell office:value-type="string">
            <text:p>X54</text:p>
          </table:table-cell>
          <table:table-cell office:value-type="string">
            <text:p>X55</text:p>
          </table:table-cell>
          <table:table-cell office:value-type="string">
            <text:p>X56</text:p>
          </table:table-cell>
          <table:table-cell office:value-type="string">
            <text:p>X57</text:p>
          </table:table-cell>
          <table:table-cell office:value-type="string">
            <text:p>X58</text:p>
          </table:table-cell>
          <table:table-cell office:value-type="string">
            <text:p>X59</text:p>
          </table:table-cell>
          <table:table-cell office:value-type="string">
            <text:p>X60</text:p>
          </table:table-cell>
          <table:table-cell office:value-type="string">
            <text:p>X61</text:p>
          </table:table-cell>
          <table:table-cell office:value-type="string">
            <text:p>X62</text:p>
          </table:table-cell>
          <table:table-cell office:value-type="string">
            <text:p>X63</text:p>
          </table:table-cell>
          <table:table-cell office:value-type="string">
            <text:p>X64</text:p>
          </table:table-cell>
          <table:table-cell office:value-type="string">
            <text:p>X65</text:p>
          </table:table-cell>
          <table:table-cell table:number-columns-repeated="2"/>
          <table:table-cell table:style-name="Default" office:value-type="string">
            <text:p>me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217">
            <text:p>217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SUM([.C2:.BO2])/65" office:value-type="float" office:value="35.0153846153846">
            <text:p>35,0153846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ALASKA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style-name="Default" table:formula="of:=SUM([.C3:.BO3])/65" office:value-type="float" office:value="0.0461538461538462">
            <text:p>0,046153846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ARIZO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formula="of:=SUM([.C4:.BO4])/65" office:value-type="float" office:value="3.66153846153846">
            <text:p>3,66153846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KANSA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SUM([.C5:.BO5])/65" office:value-type="float" office:value="31.9384615384615">
            <text:p>31,9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LIFORNI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formula="of:=SUM([.C6:.BO6])/65" office:value-type="float" office:value="6.36923076923077">
            <text:p>6,369230769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COLORADO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7">
            <text:p>37</text:p>
          </table:table-cell>
          <table:table-cell table:number-columns-repeated="2" table:style-name="ce3" office:value-type="float" office:value="26">
            <text:p>26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2"/>
          <table:table-cell table:formula="of:=SUM([.C7:.BO7])/65" office:value-type="float" office:value="30.2153846153846">
            <text:p>30,21538461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NECTICU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formula="of:=SUM([.C8:.BO8])/65" office:value-type="float" office:value="1.52307692307692">
            <text:p>1,52307692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AWAR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style-name="Default" table:formula="of:=SUM([.C9:.BO9])/65" office:value-type="float" office:value="0.953846153846154">
            <text:p>0,95384615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C</text:p>
          </table:table-cell>
          <table:table-cell table:number-columns-repeated="5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style-name="Default" table:formula="of:=SUM([.C10:.BO10])/65" office:value-type="float" office:value="0.0153846153846154">
            <text:p>0,01538461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FLORID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  <table:table-cell table:formula="of:=SUM([.C11:.BO11])/65" office:value-type="float" office:value="49.4923076923077">
            <text:p>49,49230769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GEORGI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8">
            <text:p>18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  <table:table-cell table:formula="of:=SUM([.C12:.BO12])/65" office:value-type="float" office:value="26.1846153846154">
            <text:p>26,18461538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WAII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 table:formula="of:=SUM([.C13:.BO13])/65" office:value-type="float" office:value="0.630769230769231">
            <text:p>0,63076923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DAHO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formula="of:=SUM([.C14:.BO14])/65" office:value-type="float" office:value="3.12307692307692">
            <text:p>3,12307692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LLINOI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number-columns-repeated="3"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SUM([.C15:.BO15])/65" office:value-type="float" office:value="38.7384615384615">
            <text:p>38,73846153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DIA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SUM([.C16:.BO16])/65" office:value-type="float" office:value="24.8307692307692">
            <text:p>24,83076923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IOW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53">
            <text:p>53</text:p>
          </table:table-cell>
          <table:table-cell table:number-columns-repeated="2" table:style-name="ce4" office:value-type="float" office:value="28">
            <text:p>2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4" office:value-type="float" office:value="36">
            <text:p>36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2"/>
          <table:table-cell table:formula="of:=SUM([.C17:.BO17])/65" office:value-type="float" office:value="39.5846153846154">
            <text:p>39,58461538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NSAS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130">
            <text:p>130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table:number-columns-repeated="2"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218">
            <text:p>218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SUM([.C18:.BO18])/65" office:value-type="float" office:value="64.1538461538462">
            <text:p>64,15384615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ENTUCK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SUM([.C19:.BO19])/65" office:value-type="float" office:value="16.0615384615385">
            <text:p>16,06153846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OUISIANA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table:number-columns-repeated="2"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SUM([.C20:.BO20])/65" office:value-type="float" office:value="31.2153846153846">
            <text:p>31,21538461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IN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style-name="Default" table:formula="of:=SUM([.C21:.BO21])/65" office:value-type="float" office:value="1.98461538461538">
            <text:p>1,98461538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RY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formula="of:=SUM([.C22:.BO22])/65" office:value-type="float" office:value="5.4">
            <text:p>5,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MASSACHUSET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formula="of:=SUM([.C23:.BO23])/65" office:value-type="float" office:value="2.55384615384615">
            <text:p>2,55384615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CHIGA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SUM([.C24:.BO24])/65" office:value-type="float" office:value="17.0307692307692">
            <text:p>17,03076923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NESOT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3"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SUM([.C25:.BO25])/65" office:value-type="float" office:value="27.9692307692308">
            <text:p>27,969230769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MISSISSIPPI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number-columns-repeated="2" table:style-name="ce4" office:value-type="float" office:value="21">
            <text:p>21</text:p>
          </table:table-cell>
          <table:table-cell table:number-columns-repeated="2" table:style-name="ce4" office:value-type="float" office:value="48">
            <text:p>48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51">
            <text:p>51</text:p>
          </table:table-cell>
          <table:table-cell table:style-name="ce4" table:number-columns-repeated="2"/>
          <table:table-cell table:formula="of:=SUM([.C26:.BO26])/65" office:value-type="float" office:value="36.2153846153846">
            <text:p>36,215384615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SSOURI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SUM([.C27:.BO27])/65" office:value-type="float" office:value="37.3230769230769">
            <text:p>37,32307692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ONTANA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formula="of:=SUM([.C28:.BO28])/65" office:value-type="float" office:value="6.03076923076923">
            <text:p>6,030769230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NEBRASK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4" office:value-type="float" office:value="55">
            <text:p>5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4">
            <text:p>74</text:p>
          </table:table-cell>
          <table:table-cell table:style-name="ce4" table:number-columns-repeated="2"/>
          <table:table-cell table:formula="of:=SUM([.C29:.BO29])/65" office:value-type="float" office:value="44.0615384615385">
            <text:p>44,06153846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NEVADA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formula="of:=SUM([.C30:.BO30])/65" office:value-type="float" office:value="1.35384615384615">
            <text:p>1,35384615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HAMPSH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formula="of:=SUM([.C31:.BO31])/65" office:value-type="float" office:value="1.50769230769231">
            <text:p>1,507692307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 JERS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formula="of:=SUM([.C32:.BO32])/65" office:value-type="float" office:value="2.32307692307692">
            <text:p>2,32307692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NEW MEXICO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 table:formula="of:=SUM([.C33:.BO33])/65" office:value-type="float" office:value="8.66153846153846">
            <text:p>8,66153846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NEW YOR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 table:formula="of:=SUM([.C34:.BO34])/65" office:value-type="float" office:value="6.67692307692308">
            <text:p>6,676923076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NORTH CAROLIN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7">
            <text:p>37</text:p>
          </table:table-cell>
          <table:table-cell table:style-name="ce3" table:number-columns-repeated="2"/>
          <table:table-cell table:formula="of:=SUM([.C35:.BO35])/65" office:value-type="float" office:value="20.6307692307692">
            <text:p>20,630769230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NORTH DAKOTA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formula="of:=SUM([.C36:.BO36])/65" office:value-type="float" office:value="23">
            <text:p>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OHIO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7">
            <text:p>2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1">
            <text:p>21</text:p>
          </table:table-cell>
          <table:table-cell table:style-name="ce4" table:number-columns-repeated="2"/>
          <table:table-cell table:formula="of:=SUM([.C37:.BO37])/65" office:value-type="float" office:value="17.2769230769231">
            <text:p>17,27692307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KLAHOMA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171">
            <text:p>17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table:number-columns-repeated="2"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SUM([.C38:.BO38])/65" office:value-type="float" office:value="60.2769230769231">
            <text:p>60,276923076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REG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formula="of:=SUM([.C39:.BO39])/65" office:value-type="float" office:value="1.6">
            <text:p>1,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PENNSYLVANI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formula="of:=SUM([.C40:.BO40])/65" office:value-type="float" office:value="12.3846153846154">
            <text:p>12,384615384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RHODE ISLAND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 table:formula="of:=SUM([.C41:.BO41])/65" office:value-type="float" office:value="0.169230769230769">
            <text:p>0,169230769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1" office:value-type="string">
            <text:p>SOUTH CAROLIN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formula="of:=SUM([.C42:.BO42])/65" office:value-type="float" office:value="15.2923076923077">
            <text:p>15,292307692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SOUTH DAKOT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8">
            <text:p>2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6">
            <text:p>46</text:p>
          </table:table-cell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2"/>
          <table:table-cell table:formula="of:=SUM([.C43:.BO43])/65" office:value-type="float" office:value="26.3076923076923">
            <text:p>26,307692307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NNESSE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SUM([.C44:.BO44])/65" office:value-type="float" office:value="19.7230769230769">
            <text:p>19,72307692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string">
            <text:p>TEXA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232">
            <text:p>232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86">
            <text:p>186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190">
            <text:p>190</text:p>
          </table:table-cell>
          <table:table-cell table:number-columns-repeated="2" table:style-name="ce3" office:value-type="float" office:value="94">
            <text:p>94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163">
            <text:p>163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229">
            <text:p>229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96">
            <text:p>196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47">
            <text:p>47</text:p>
          </table:table-cell>
          <table:table-cell table:style-name="ce3" table:number-columns-repeated="2"/>
          <table:table-cell table:formula="of:=SUM([.C45:.BO45])/65" office:value-type="float" office:value="131.430769230769">
            <text:p>131,43076923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string">
            <text:p>UTAH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formula="of:=SUM([.C46:.BO46])/65" office:value-type="float" office:value="1.90769230769231">
            <text:p>1,907692307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ERMON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 table:formula="of:=SUM([.C47:.BO47])/65" office:value-type="float" office:value="0.692307692307692">
            <text:p>0,69230769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1" office:value-type="string">
            <text:p>VIRGINI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formula="of:=SUM([.C48:.BO48])/65" office:value-type="float" office:value="11.2461538461538">
            <text:p>11,246153846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string">
            <text:p>WASHINGTO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formula="of:=SUM([.C49:.BO49])/65" office:value-type="float" office:value="1.75384615384615">
            <text:p>1,753846153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WEST VIRGINI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table:formula="of:=SUM([.C50:.BO50])/65" office:value-type="float" office:value="2.16923076923077">
            <text:p>2,16923076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ISCONSI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SUM([.C51:.BO51])/65" office:value-type="float" office:value="21.8923076923077">
            <text:p>21,8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YOMIN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 table:formula="of:=SUM([.C52:.BO52])/65" office:value-type="float" office:value="9.95384615384615">
            <text:p>9,95384615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0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31T10:14:12.31</dc:date>
    <dc:creator>Ivana Bobinac</dc:creator>
    <meta:generator>OpenOffice/4.1.0$Win32 OpenOffice.org_project/410m18$Build-9764</meta:generator>
    <meta:editing-duration>PT1H17M5S</meta:editing-duration>
    <meta:editing-cycles>2</meta:editing-cycles>
    <meta:document-statistic meta:table-count="1" meta:cell-count="3535" meta:object-count="0"/>
  </office:meta>
</office:document-meta>
</file>